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77a35" officeooo:paragraph-rsid="00177a35"/>
    </style:style>
    <style:style style:name="P2" style:family="paragraph" style:parent-style-name="Standard">
      <style:text-properties officeooo:rsid="00184cb1" officeooo:paragraph-rsid="00184cb1"/>
    </style:style>
    <style:style style:name="P3" style:family="paragraph" style:parent-style-name="Standard">
      <style:text-properties fo:font-weight="bold" officeooo:rsid="00177a35" officeooo:paragraph-rsid="00177a35" style:font-weight-asian="bold" style:font-weight-complex="bold"/>
    </style:style>
    <style:style style:name="P4" style:family="paragraph" style:parent-style-name="Standard">
      <style:text-properties fo:font-weight="bold" officeooo:rsid="00184cb1" officeooo:paragraph-rsid="00184cb1" style:font-weight-asian="bold" style:font-weight-complex="bold"/>
    </style:style>
    <style:style style:name="P5" style:family="paragraph" style:parent-style-name="Standard">
      <style:text-properties fo:font-weight="bold" officeooo:rsid="00184cb1" officeooo:paragraph-rsid="0019aed6" style:font-weight-asian="bold" style:font-weight-complex="bold"/>
    </style:style>
    <style:style style:name="P6" style:family="paragraph" style:parent-style-name="Standard">
      <style:text-properties fo:font-weight="normal" officeooo:rsid="00197b89" officeooo:paragraph-rsid="00197b89" style:font-weight-asian="normal" style:font-weight-complex="normal"/>
    </style:style>
    <style:style style:name="P7" style:family="paragraph" style:parent-style-name="Standard">
      <style:text-properties fo:font-style="normal" officeooo:rsid="0019aed6" officeooo:paragraph-rsid="0019aed6"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84cb1" style:font-style-asian="italic" style:font-style-complex="italic"/>
    </style:style>
    <style:style style:name="T3" style:family="text">
      <style:text-properties fo:font-style="italic" officeooo:rsid="0019aed6"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9aed6"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84cb1"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aed6" style:font-style-asian="normal" style:font-weight-asian="normal" style:font-style-complex="normal" style:font-weight-complex="normal"/>
    </style:style>
    <style:style style:name="T10" style:family="text">
      <style:text-properties officeooo:rsid="0019ae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ont end <text:span text:style-name="T1">end-point</text:span><text:span text:style-name="T6"> requests:</text:span></text:p>
      <text:p text:style-name="P6">Author: J. Wingfield<text:tab/><text:tab/><text:tab/><text:tab/><text:tab/><text:tab/><text:tab/><text:tab/><text:tab/><text:tab/><text:tab/><text:tab/><text:tab/><text:tab/><text:tab/><text:tab/>March 23, 2017</text:p>
      <text:p text:style-name="P1"/>
      <text:p text:style-name="P7">The following requests will be made to the database to access, destroy, or update data, and so end nodes for each individual request should be created for easy access. </text:p>
      <text:p text:style-name="P1"/>
      <text:p text:style-name="P3"><text:span text:style-name="T6">Type request ‘</text:span><text:span text:style-name="T1">GET</text:span><text:span text:style-name="T6">’:</text:span></text:p>
      <text:p text:style-name="P1"><text:tab/><text:span text:style-name="T10">Requests made by both the client web page and the admin web page. Just for accessing data, and so no extra security should be required for most fields, with the exception of personal records. </text:span></text:p>
      <text:p text:style-name="P1"/>
      <text:p text:style-name="P1"><text:span text:style-name="T6"><text:tab/>leagues: return all leagues</text:span></text:p>
      <text:p text:style-name="P1"><text:span text:style-name="T6"><text:tab/>games (league_id): return all games for </text:span><text:span text:style-name="T1">league_id</text:span></text:p>
      <text:p text:style-name="P1"><text:span text:style-name="T6"><text:tab/>games (team_id): return all games for </text:span><text:span text:style-name="T1">team_id</text:span></text:p>
      <text:p text:style-name="P1"><text:span text:style-name="T1"><text:tab/></text:span><text:span text:style-name="T6">teams (league_id): return all teams for </text:span><text:span text:style-name="T1">league_id</text:span></text:p>
      <text:p text:style-name="P1"><text:span text:style-name="T6"><text:tab/>roster (team_id): return roster for </text:span><text:span text:style-name="T1">team_id</text:span></text:p>
      <text:p text:style-name="P1"/>
      <text:p text:style-name="P1"><text:span text:style-name="T1"><text:tab/></text:span><text:span text:style-name="T7">teams (all): return all teams</text:span></text:p>
      <text:p text:style-name="P1"><text:span text:style-name="T7"><text:tab/>referees: return all referees</text:span></text:p>
      <text:p text:style-name="P1"><text:span text:style-name="T7"><text:tab/>referees (game_id): return referee for </text:span><text:span text:style-name="T2">game_id</text:span></text:p>
      <text:p text:style-name="P1"><text:span text:style-name="T7"><text:tab/>people: return all players, people, and referees</text:span></text:p>
      <text:p text:style-name="P1"/>
      <text:p text:style-name="P4"><text:span text:style-name="T6">Type request ‘</text:span><text:span text:style-name="T1">POST</text:span><text:span text:style-name="T6">’:</text:span></text:p>
      <text:p text:style-name="P2"><text:tab/><text:span text:style-name="T10">Requests made by only the admin page with secure credentials. Should only be accepted with proper access token to ensure outside users cannot manipulate this data.</text:span><text:tab/></text:p>
      <text:p text:style-name="P2"/>
      <text:p text:style-name="P2"><text:span text:style-name="T6"><text:tab/>league (league_id): update league for </text:span><text:span text:style-name="T1">league_id</text:span></text:p>
      <text:p text:style-name="P2"><text:span text:style-name="T6"><text:tab/>person (person_id): update person for </text:span><text:span text:style-name="T1">person_id</text:span></text:p>
      <text:p text:style-name="P2"><text:span text:style-name="T6"><text:tab/>player (player_id): update player for </text:span><text:span text:style-name="T1">player_id</text:span></text:p>
      <text:p text:style-name="P2"><text:span text:style-name="T6"><text:tab/>referee (referee_id): update referee for </text:span><text:span text:style-name="T1">referee_id</text:span></text:p>
      <text:p text:style-name="P2"><text:span text:style-name="T6"><text:tab/>game (game_id): update game for </text:span><text:span text:style-name="T1">game_id</text:span></text:p>
      <text:p text:style-name="P2"><text:span text:style-name="T6"><text:tab/>team (team_id): update team for </text:span><text:span text:style-name="T1">team_id</text:span></text:p>
      <text:p text:style-name="P2"/>
      <text:p text:style-name="P4"><text:span text:style-name="T6">Type request ‘</text:span><text:span text:style-name="T1">DELETE</text:span><text:span text:style-name="T6">’</text:span><text:span text:style-name="T1">:</text:span></text:p>
      <text:p text:style-name="P5"><text:span text:style-name="T1"><text:tab/></text:span><text:span text:style-name="T9">Requests made by only the admin page with secure credentials. Should only be accepted with proper access token to ensure outside users cannot manipulate this data.</text:span><text:span text:style-name="T8"><text:tab/></text:span></text:p>
      <text:p text:style-name="P2"><text:span text:style-name="T1"><text:tab/></text:span></text:p>
      <text:p text:style-name="P2"><text:span text:style-name="T1"><text:tab/></text:span><text:span text:style-name="T6">league (league_id): delete league and all games for </text:span><text:span text:style-name="T1">league_id</text:span></text:p>
      <text:p text:style-name="P2"><text:span text:style-name="T6"><text:tab/>team (team_id): delete team and all games for </text:span><text:span text:style-name="T1">team_id</text:span></text:p>
      <text:p text:style-name="P2"><text:span text:style-name="T6"><text:tab/>person (person_id): delete person and update all rosters for </text:span><text:span text:style-name="T1">person_id</text:span></text:p>
      <text:p text:style-name="P2"><text:span text:style-name="T6"><text:tab/>player (player_id): delete player, person, and update all rosters for </text:span><text:span text:style-name="T1">player_id</text:span></text:p>
      <text:p text:style-name="P2"><text:span text:style-name="T6"><text:tab/>referee (referee_id): delete referee, person, and all games for </text:span><text:span text:style-name="T1">referee_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Wingfield</meta:initial-creator>
    <meta:creation-date>2017-03-23T16:27:02.460276656</meta:creation-date>
    <dc:date>2017-03-23T16:39:12.285683848</dc:date>
    <dc:creator>Jordan Wingfield</dc:creator>
    <meta:editing-duration>PT9M33S</meta:editing-duration>
    <meta:editing-cycles>4</meta:editing-cycles>
    <meta:generator>LibreOffice/4.2.8.2$Linux_X86_64 LibreOffice_project/420$Build-2</meta:generator>
    <meta:document-statistic meta:table-count="0" meta:image-count="0" meta:object-count="0" meta:page-count="1" meta:paragraph-count="30" meta:word-count="272" meta:character-count="1824" meta:non-whitespace-character-count="1538"/>
  </office:meta>
</office:document-meta>
</file>